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08393a" officeooo:paragraph-rsid="0008393a" style:font-size-asian="12pt" style:font-size-complex="12pt" loext:padding="0cm" loext:border="non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paragraph-rsid="00095bb3" style:font-size-asian="12pt" style:font-size-complex="12pt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paragraph-rsid="00097f48" style:font-size-asian="12pt" style:font-size-complex="12pt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0c3780" officeooo:paragraph-rsid="000c3780" fo:background-color="transparent" style:font-size-asian="12pt" style:font-weight-asian="normal" style:font-size-complex="12pt" style:font-weight-complex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4pt" fo:letter-spacing="normal" fo:font-style="normal" fo:font-weight="bold" officeooo:rsid="0008393a" officeooo:paragraph-rsid="0008393a" style:font-size-asian="14pt" style:font-weight-asian="bold" style:font-size-complex="14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bold" officeooo:rsid="000c3780" officeooo:paragraph-rsid="000c378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normal" officeooo:rsid="000c3780" officeooo:paragraph-rsid="000c3780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normal" officeooo:rsid="000d9ba4" officeooo:paragraph-rsid="000d9ba4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normal" officeooo:rsid="000e68b4" officeooo:paragraph-rsid="000e68b4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000000" style:font-name="Liberation Sans" fo:font-size="12pt" fo:font-weight="bold" officeooo:rsid="000e9d16" officeooo:paragraph-rsid="000e9d16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 officeooo:rsid="000fe132" officeooo:paragraph-rsid="000fe132" style:font-size-asian="12pt" style:font-weight-asian="bold" style:font-size-complex="12pt" style:font-weight-complex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 fo:background-color="#f7f8fa" loext:padding="0cm" loext:border="none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 officeooo:rsid="000fe132" officeooo:paragraph-rsid="000fe132" fo:background-color="#f7f8fa" style:font-size-asian="12pt" style:font-weight-asian="bold" style:font-size-complex="12pt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0fe132" style:font-size-asian="12pt" style:font-weight-asian="normal" style:font-size-complex="12pt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0fe132" officeooo:paragraph-rsid="000fe132" style:font-size-asian="12pt" style:font-weight-asian="normal" style:font-size-complex="12pt" style:font-weight-complex="normal" loext:padding="0cm" loext:border="non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 fo:background-color="#e6f2f5" loext:padding="0cm" loext:border="none"/>
    </style:style>
    <style:style style:name="T1" style:family="text">
      <style:text-properties officeooo:rsid="0008393a"/>
    </style:style>
    <style:style style:name="T2" style:family="text">
      <style:text-properties officeooo:rsid="00095b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7f48" style:font-weight-asian="bold" style:font-weight-complex="bold"/>
    </style:style>
    <style:style style:name="T5" style:family="text">
      <style:text-properties officeooo:rsid="00097f48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d9ba4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e68b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e132" style:font-weight-asian="normal" style:font-weight-complex="normal"/>
    </style:style>
    <style:style style:name="T13" style:family="text">
      <style:text-properties officeooo:rsid="000fe132"/>
    </style:style>
    <style:style style:name="T14" style:family="text">
      <style:text-properties fo:color="#000000" style:font-name="Liberation Sans" fo:font-size="12pt" fo:font-weight="normal" officeooo:rsid="000fe132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pos de dados</text:p>
      <text:p text:style-name="P1">Alguns tipos de dados que uma variável pode conter.</text:p>
      <text:p text:style-name="P1"><text:span text:style-name="T3">String</text:span>, <text:span text:style-name="T3">numero inteiro</text:span>, <text:span text:style-name="T3">numero real</text:span>, <text:span text:style-name="T3">boleano</text:span>, <text:span text:style-name="T3">array</text:span>, <text:span text:style-name="T3">objetos, </text:span><text:span text:style-name="T4">null, undefined, NaN.</text:span></text:p>
      <text:p text:style-name="P1"/>
      <text:p text:style-name="P2"><text:span text:style-name="T1">P</text:span>osso armazenar alguns tipos de dados numa variável. <text:span text:style-name="T1">P</text:span>osso armazenar o tipo <text:span text:style-name="T3">string</text:span>, o tipo de string é <text:span text:style-name="T1">um </text:span>texto.</text:p>
      <text:p text:style-name="P2"><text:span text:style-name="T1">N</text:span>ome de variável não pode ter caractere especial. Não pode ter o <text:span text:style-name="T1">ç. P</text:span>or exemplo <text:span text:style-name="T2">endereco</text:span>. Ele só pode <text:span text:style-name="T8">começar o primeiro caractere </text:span>uma letra. <text:span text:style-name="T1">N</text:span>ão pode começar com um número por exemplo. Além disso não pode ter caractere especial, os únicos caracteres especiais que <text:span text:style-name="T1">são</text:span> permitido<text:span text:style-name="T1">s: $ ou _. </text:span>Todo o resto não é permitido. <text:span text:style-name="T1">N</text:span>ão pode ter caractere especial, não pode ter acento nem nada do tipo. <text:span text:style-name="T2">A</text:span> partir do segundo caractere eu posso ter um número, nome de variável válido. Por exemplo no final endere<text:span text:style-name="T2">c</text:span>o2 <text:s/><text:span text:style-name="T2">ou e2ndereco</text:span>. Isso é um nome válido.</text:p>
      <text:p text:style-name="P3"><text:span text:style-name="T2">S</text:span>empre que eu tiver que armazenar um texto no JavaScript, <text:span text:style-name="T2">e</text:span>u vou armazenar esse entre aspas “” n<text:span text:style-name="T2">o</text:span> <text:span text:style-name="T2">JavaScript </text:span>tanto faz se aspas simples ou aspas duplas. Aliás aspas duplas <text:span text:style-name="T2">ou </text:span>aspas simples no JavaScript tanto faz, não <text:span text:style-name="T2">tem</text:span> nenhuma diferença além de poder armazenar um texto, também posso armazenar um número, <text:span text:style-name="T2">podendo ser </text:span><text:s/><text:span text:style-name="T3">número inteiro</text:span> <text:span text:style-name="T2">(2 3 10 100)</text:span> e <text:span text:style-name="T3">número real </text:span><text:span text:style-name="T2">utiliza-se ponto (1.2) (35.45) (104.03). N</text:span>umero eu não envolv<text:span text:style-name="T2">o</text:span> entre aspas, se envolver entre aspas ele vira um texto. <text:span text:style-name="T2">Assim ele vira </text:span>um conjunto de caracteres texto , se eu quiser um número real eu utilizo o ponto.</text:p>
      <text:p text:style-name="P4"><text:span text:style-name="T4">B</text:span><text:span text:style-name="T3">ooleano</text:span> <text:span text:style-name="T5">(Verdadeiro ou Falso)</text:span></text:p>
      <text:p text:style-name="P4"><text:span text:style-name="T5">O</text:span> que é um booleano. Quando te<text:span text:style-name="T5">m </text:span>somente dois valores possíveis ou é <text:span text:style-name="T4">verdadeiro</text:span> ou <text:span text:style-name="T3">falso</text:span><text:span text:style-name="T6">. </text:span></text:p>
      <text:p text:style-name="P4"><text:span text:style-name="T5">P</text:span>or exemplo v<text:span text:style-name="T5">ar</text:span> estargr<text:span text:style-name="T5">a</text:span>vido <text:span text:style-name="T5">= True </text:span></text:p>
      <text:p text:style-name="P4"><text:tab/><text:tab/><text:tab/><text:tab/> <text:s text:c="4"/><text:span text:style-name="T5">= False</text:span></text:p>
      <text:p text:style-name="P2">Então ou é <text:span text:style-name="T3">verdade</text:span><text:span text:style-name="T4">iro</text:span> ou ou é <text:span text:style-name="T3">falso</text:span>.</text:p>
      <text:p text:style-name="P2">Tá e aí eu tenho alguns outros tipos de que eu posso armazenar.</text:p>
      <text:p text:style-name="P2"/>
      <text:p text:style-name="P4"><text:span text:style-name="T4">Null</text:span> significa tipo vazio.</text:p>
      <text:p text:style-name="P4"><text:span text:style-name="T4">Undefined</text:span><text:span text:style-name="T5"> </text:span>tipo indefinido, <text:span text:style-name="T5">nenhum valor atribuido</text:span>.</text:p>
      <text:p text:style-name="P2"><text:span text:style-name="T4">NuN</text:span><text:span text:style-name="T5"> (</text:span>note a <text:span text:style-name="T5">nu</text:span>mber<text:span text:style-name="T5">)</text:span></text:p>
      <text:p text:style-name="P2"/>
      <text:p text:style-name="P2"><text:span text:style-name="T5">É</text:span> importante saber que uma variável é um nome reservado na memória do computador do usuário onde eu vou guardar alguma informação, apenas uma informação.</text:p>
      <text:p text:style-name="P7"/>
      <text:p text:style-name="P7"/>
      <text:p text:style-name="P8"><text:soft-page-break/>Comentário</text:p>
      <text:p text:style-name="P9">Comentário de uma linha usa-se //</text:p>
      <text:p text:style-name="P9">Comentário de mais de uma linha usa-se /* */</text:p>
      <text:p text:style-name="P9"/>
      <text:p text:style-name="P5"><text:span text:style-name="T7">JavaScript é uma</text:span> linguagem Case Sensitive significa que o comando é Apache em</text:p>
      <text:p text:style-name="P2">TI com E maiúsculo.</text:p>
      <text:p text:style-name="P2">Se você digita Apache int com e minúsculo.</text:p>
      <text:p text:style-name="P2">Esse comando não existe.</text:p>
      <text:p text:style-name="P9"/>
      <text:p text:style-name="P10">Existe uma palavra no JS que serve para mostrar que tipo de dada a variável armazena. Typeof.</text:p>
      <text:p text:style-name="P10"/>
      <text:p text:style-name="P10">Exitem duas formas de conversão de text<text:span text:style-name="T10">o</text:span> para número no JavaScript. </text:p>
      <text:p text:style-name="P10">ParseInt() <text:span text:style-name="T10">converte para número, porém exclui as casas decimais.</text:span></text:p>
      <text:p text:style-name="P11">ParseFloat() converte para número, mantém as casas decimais.</text:p>
      <text:p text:style-name="P11"/>
      <text:p text:style-name="P12">Operadores Aritméticos </text:p>
      <text:p text:style-name="P12"><text:span text:style-name="T11">+ Adição, - subtração, * multiplicação, / divisão, % módulo, **exponenciação, ++ </text:span><text:span text:style-name="T12">incremento</text:span><text:span text:style-name="T11">, -- decremento.</text:span></text:p>
      <text:p text:style-name="P12">% <text:span text:style-name="T13">Módulo</text:span></text:p>
      <text:p text:style-name="P18">Então olha só o módulo que é o sinal de porcentagem serve para me mostrar</text:p>
      <text:p text:style-name="P17">o resto da divisão.</text:p>
      <text:p text:style-name="P17">Então por exemplo se eu tiver 5 módulo de 2 qualquer que sou daqui vai fazer vai dividir 5 por 2 e o resultado disso aqui vai ser o resto dessa divisão tá.</text:p>
      <text:p text:style-name="P17">Então 5 por 2 4 o que sobra quanto sobra um tá lá só pra 1.</text:p>
      <text:p text:style-name="P17">Se eu digitar 6 dividido por 2 da 3 sobra alguma coisa não.</text:p>
      <text:p text:style-name="P17">Então 0 se eu fizer 10 módulo de 9 por exemplo 10 dividido por 9 = 1 , <text:span text:style-name="T9">então o módulo é isso e o resto da divisão.</text:span></text:p>
      <text:p text:style-name="P14"><text:span text:style-name="T6">Por exemplo se eu quiser saber se um número é par ou ímpar basta eu saber se o módulo de 2 0 ou não</text:span></text:p>
      <text:p text:style-name="P13">ou é 1.</text:p>
      <text:p text:style-name="P13">Se for 0 significa que é um número par se for 1 significa que há um número ímpar por exemplo 2 é um</text:p>
      <text:p text:style-name="P13"><text:soft-page-break/>número par.</text:p>
      <text:p text:style-name="P13">Se eu fizer 2 módulo de 2.</text:p>
      <text:p text:style-name="P13">Isso aqui vai dar zero.</text:p>
      <text:p text:style-name="P13">Então é um número par.</text:p>
      <text:p text:style-name="P13">Se eu fizer 3 módulos de 2 3 e um número ímpar 3 por 2 a 1 sobra quanto sobra 1 então se sobrar um número</text:p>
      <text:p text:style-name="P13">ímpar 4 no módulo de 2 também 4 1 divido por 2 a 2 sobra alguma coisa não sobra 0 então o número ok.</text:p>
      <text:p text:style-name="P13">Então o módulo serve pra isso dá vamos vim aqui.</text:p>
      <text:p text:style-name="P16"><text:span text:style-name="T6">ver exponenciação exponenciação é muito simples.</text:span></text:p>
      <text:p text:style-name="P15">2 Ao Cubo.</text:p>
      <text:p text:style-name="P15">Quanto que vai dar isso aqui.</text:p>
      <text:p text:style-name="P15">8 5 2 2 3 2.</text:p>
      <text:p text:style-name="P15">Se eu fizer 3 ao quadrado ou asterisco asterisco 2.</text:p>
      <text:p text:style-name="P15">Isso aqui é o mesmo que 3 ao quadrado e 3 vezes 3 9.</text:p>
      <text:p text:style-name="P15">Ok então exponenciação é muito simples também.</text:p>
      <text:p text:style-name="P15">Sempre que a gente precisar usar um ou ao quadrado ao cubo ou à elevada quarta ou por aí vai.</text:p>
      <text:p text:style-name="P15">E o asterisco asterisco tá.</text:p>
      <text:p text:style-name="P15">Espero que tenha ficado bastante claro isso aqui eu acredito que sim.</text:p>
      <text:p text:style-name="P15">Bastante simples.</text:p>
      <text:p text:style-name="P20">Os próximos 2 incremento de incremento é um pouquinho diferente porque ao mesmo tempo que eu somo um</text:p>
      <text:p text:style-name="P15">subtraiu um ao mesmo tempo atribuam o valor então ele pode até ser considerado um operador aritmético</text:p>
      <text:p text:style-name="P15">de atribuição ao mesmo tempo olha só se eu fizer isso aqui vai n igual a 2.</text:p>
      <text:p text:style-name="P15">Então se eu colocar aqui n ele vai me mostrar ali 2 tá tá interpretando ali aquela variável n o valor</text:p>
      <text:p text:style-name="P15">que está lá dentro e o número 2 Se eu fizer n mais mais não entra vai mostrar o numero 2 ainda dá.</text:p>
      <text:p text:style-name="P15">Só que se eu digitar n novamente 3 Porquê.</text:p>
      <text:p text:style-name="P15">Porque o Enem é mais mais ele atribuiu um +1.</text:p>
      <text:p text:style-name="P15">Então pegou um valor que já tinha ele colocou mais um e atribuiu a mesma variável Enem.</text:p>
      <text:p text:style-name="P15">O mesmo acontece pra menos menos então olha só ele.</text:p>
      <text:p text:style-name="P15"><text:soft-page-break/>Menos menos 3 tá.</text:p>
      <text:p text:style-name="P15">Agora se eu colocar ele vai ser 2 ele primeiro ele mostra o resultado e depois faz a soma ou subtração</text:p>
      <text:p text:style-name="P15">sempre somando subtraindo 1.</text:p>
      <text:p text:style-name="P15">Tá legal.</text:p>
      <text:p text:style-name="P15">Só uma curiosidade eu vou dar um control era aqui no Brasil mesmo Control era pra poder limpar isso</text:p>
      <text:p text:style-name="P15">aqui.</text:p>
      <text:p text:style-name="P15">Se eu fizer o seguinte ele agora vale 2 certo se eu fizer Enem mais mais um entre o que vai acontecer</text:p>
      <text:p text:style-name="P15">é como se o JavaScript.</text:p>
      <text:p text:style-name="P15">Ele primeiro mostrasse a saída mostrasse o valor de n que é 2 depois só mais um que ver.</text:p>
      <text:p text:style-name="P15">Vou dar um tempo ele mostrou a saída que é o 2.</text:p>
      <text:p text:style-name="P15">Depois somou mais um tanto é que se eu fizer ENEM já virou 3 tá.</text:p>
      <text:p text:style-name="P15">Agora uma curiosidade é fazer o seguinte se eu fizesse ENEM agora vale 3 e se eu fizer menos menos ENEM</text:p>
      <text:p text:style-name="P15">ao invés de ser Enem menos menos eu coloquei o Invertia coloquei menos menos na frente ele da mesma</text:p>
      <text:p text:style-name="P15">forma vai somar ou subtrair.</text:p>
      <text:p text:style-name="P15">Só que quando ele tiver na frente ele vai primeiro subtrair ou somar e depois ele vai mostrar o resultado.</text:p>
      <text:p text:style-name="P15">Então aqui ao menos menos Enem ele já vai fazer a subtração e depois me mostra o resultado.</text:p>
      <text:p text:style-name="P15">Tanto é que ele agora continua sendo o 2.</text:p>
      <text:p text:style-name="P15">Se eu fizer mais mais Enem ele vai somar mais um e vai mostrar o resultado lá.</text:p>
      <text:p text:style-name="P15">Ele já é 3.</text:p>
      <text:p text:style-name="P15">Ele continua sendo 3 Tá.</text:p>
      <text:p text:style-name="P15">Então uma curiosidade aí você pode tanto fazer ele somar ou subtrair antes ou depois de resolver né</text:p>
      <text:p text:style-name="P15">de mostrar de interpretar aquela aquela expressão.</text:p>
      <text:p text:style-name="P15">Tá legal bom então é isso aí.</text:p>
      <text:p text:style-name="P15">Com isso eu finalizei então a parte dos operadores aritméticos.</text:p>
      <text:p text:style-name="P15">Espero que assim entendido e espero que vocês tenham gostado vejam vocês na próxima aula então até lá.</text:p>
      <text:p text:style-name="P19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1:39:16.543769271</meta:creation-date>
    <dc:date>2020-07-01T01:45:08.676082953</dc:date>
    <meta:editing-duration>PT4H58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92" meta:word-count="1209" meta:character-count="6246" meta:non-whitespace-character-count="5112"/>
  </office:meta>
</office:document-meta>
</file>